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normal" fo:font-family="'Bahnschrift SemiBold'" style:font-family-asian="'Bahnschrift SemiBold'" style:font-family-complex="'Bahnschrift SemiBold'" fo:background-color="transparent" fo:color="#000000"/>
    </style:style>
    <style:style style:name="T2" style:family="text">
      <style:text-properties fo:font-size="24.00pt" fo:font-weight="normal" fo:font-family="'Arial Black'" style:font-family-asian="'Arial Black'" style:font-family-complex="'Arial Black'" fo:background-color="transparent" fo:color="#000000"/>
    </style:style>
    <style:style style:name="T3" style:family="text">
      <style:text-properties fo:font-size="14.00pt" fo:font-weight="normal" fo:font-family="Calibri" style:font-family-asian="Calibri" style:font-family-complex="Calibri" fo:background-color="transparent" fo:color="#2d2828"/>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bold" fo:font-family="'Times New Roman'" style:font-family-asian="'Times New Roman'" style:font-family-complex="'Times New Roman'" fo:background-color="#ffffff" fo:color="#2d2828"/>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9.00pt" fo:font-weight="bold" fo:font-family="'Open Sans'" style:font-family-asian="'Open Sans'" style:font-family-complex="'Open Sans'" fo:background-color="#ffffff" fo:color="#2d2828"/>
    </style:style>
    <style:style style:name="T8" style:family="text">
      <style:text-properties fo:font-size="14.00pt" fo:font-weight="bold" fo:font-family="'Open Sans'" style:font-family-asian="'Open Sans'" style:font-family-complex="'Open Sans'" fo:background-color="#ffffff" fo:color="#2d2828"/>
    </style:style>
    <style:style style:name="T9" style:family="text">
      <style:text-properties fo:font-size="14.00pt" fo:font-weight="normal" fo:font-family="'Calibri Light'" style:font-family-asian="'Calibri Light'" style:font-family-complex="'Calibri Light'" fo:background-color="#ffffff" fo:color="#2d2828"/>
    </style:style>
    <style:style style:name="T10" style:family="text">
      <style:text-properties fo:font-size="14.00pt" fo:font-weight="bold" fo:font-family="'Open Sans'" style:font-family-asian="'Open Sans'" style:font-family-complex="'Open Sans'" fo:background-color="#ffffff" fo:color="#2d2828"/>
    </style:style>
    <style:style style:name="T11" style:family="text">
      <style:text-properties fo:font-size="14.00pt" fo:font-weight="normal" fo:font-family="'Calibri Light'" style:font-family-asian="'Calibri Light'" style:font-family-complex="'Calibri Light'" fo:background-color="#ffffff" fo:color="#2d2828"/>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20.00pt" fo:font-weight="bold" fo:font-family="'Open Sans'" style:font-family-asian="'Open Sans'" style:font-family-complex="'Open Sans'" fo:background-color="transparent" fo:color="#2d2828"/>
    </style:style>
    <style:style style:name="T14" style:family="text">
      <style:text-properties fo:font-size="16.00pt" fo:font-weight="normal" fo:font-family="'Open Sans'" style:font-family-asian="'Open Sans'" style:font-family-complex="'Open Sans'" fo:background-color="transparent" fo:color="#2d2828"/>
    </style:style>
    <style:style style:name="T15" style:family="text">
      <style:text-properties fo:font-size="16.00pt" fo:font-weight="bold" fo:font-family="'Open Sans'" style:font-family-asian="'Open Sans'" style:font-family-complex="'Open Sans'" fo:background-color="transparent" fo:color="#2d2828"/>
    </style:style>
    <style:style style:name="T16" style:family="text">
      <style:text-properties fo:font-size="16.00pt" fo:font-weight="normal" fo:font-family="'Open Sans'" style:font-family-asian="'Open Sans'" style:font-family-complex="'Open Sans'" fo:background-color="transparent" fo:color="#2d2828"/>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9.00pt" fo:font-weight="bold" fo:font-family="'Open Sans'" style:font-family-asian="'Open Sans'" style:font-family-complex="'Open Sans'" fo:background-color="#ffffff" fo:color="#2d2828"/>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9.00pt" fo:font-weight="bold" fo:font-family="'Open Sans'" style:font-family-asian="'Open Sans'" style:font-family-complex="'Open Sans'" fo:background-color="#ffffff" fo:color="#2d2828"/>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9.00pt" fo:font-weight="bold" fo:font-family="'Open Sans'" style:font-family-asian="'Open Sans'" style:font-family-complex="'Open Sans'" fo:background-color="#ffffff" fo:color="#2d2828"/>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9.00pt" fo:font-weight="bold" fo:font-family="'Open Sans'" style:font-family-asian="'Open Sans'" style:font-family-complex="'Open Sans'" fo:background-color="#ffffff" fo:color="#2d2828"/>
    </style:style>
    <style:style style:name="T25" style:family="text">
      <style:text-properties fo:font-size="19.00pt" fo:font-weight="normal" fo:font-family="'Open Sans'" style:font-family-asian="'Open Sans'" style:font-family-complex="'Open Sans'" fo:background-color="#ffffff" fo:color="#2d2828"/>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9.00pt" fo:font-weight="normal" fo:font-family="'Open Sans'" style:font-family-asian="'Open Sans'" style:font-family-complex="'Open Sans'" fo:background-color="#ffffff" fo:color="#2d2828"/>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9.00pt" fo:font-weight="normal" fo:font-family="'Open Sans'" style:font-family-asian="'Open Sans'" style:font-family-complex="'Open Sans'" fo:background-color="#ffffff" fo:color="#2d2828"/>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9.00pt" fo:font-weight="normal" fo:font-family="'Open Sans'" style:font-family-asian="'Open Sans'" style:font-family-complex="'Open Sans'" fo:background-color="#ffffff" fo:color="#2d2828"/>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9.00pt" fo:font-weight="bold" fo:font-family="'Open Sans'" style:font-family-asian="'Open Sans'" style:font-family-complex="'Open Sans'" fo:background-color="#ffffff" fo:color="#2d2828"/>
    </style:style>
    <style:style style:name="T34" style:family="text">
      <style:text-properties fo:font-size="19.00pt" fo:font-weight="normal" fo:font-family="'Open Sans'" style:font-family-asian="'Open Sans'" style:font-family-complex="'Open Sans'" fo:background-color="#ffffff" fo:color="#2d2828"/>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9.00pt" fo:font-weight="normal" fo:font-family="'Open Sans'" style:font-family-asian="'Open Sans'" style:font-family-complex="'Open Sans'" fo:background-color="#ffffff" fo:color="#2d2828"/>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9.00pt" fo:font-weight="normal" fo:font-family="'Open Sans'" style:font-family-asian="'Open Sans'" style:font-family-complex="'Open Sans'" fo:background-color="#ffffff" fo:color="#2d2828"/>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9.00pt" fo:font-weight="bold" fo:font-family="'Open Sans'" style:font-family-asian="'Open Sans'" style:font-family-complex="'Open Sans'" fo:background-color="#ffffff" fo:color="#2d2828"/>
    </style:style>
    <style:style style:name="T41" style:family="text">
      <style:text-properties fo:font-size="19.00pt" fo:font-weight="normal" fo:font-family="'Open Sans'" style:font-family-asian="'Open Sans'" style:font-family-complex="'Open Sans'" fo:background-color="#ffffff" fo:color="#2d2828"/>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9.00pt" fo:font-weight="normal" fo:font-family="'Open Sans'" style:font-family-asian="'Open Sans'" style:font-family-complex="'Open Sans'" fo:background-color="#ffffff" fo:color="#2d2828"/>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9.00pt" fo:font-weight="normal" fo:font-family="'Open Sans'" style:font-family-asian="'Open Sans'" style:font-family-complex="'Open Sans'" fo:background-color="#ffffff" fo:color="#2d2828"/>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9.00pt" fo:font-weight="bold" fo:font-family="'Open Sans'" style:font-family-asian="'Open Sans'" style:font-family-complex="'Open Sans'" fo:background-color="#ffffff" fo:color="#2d2828"/>
    </style:style>
    <style:style style:name="T48" style:family="text">
      <style:text-properties fo:font-size="19.00pt" fo:font-weight="normal" fo:font-family="'Open Sans'" style:font-family-asian="'Open Sans'" style:font-family-complex="'Open Sans'" fo:background-color="#ffffff" fo:color="#2d2828"/>
    </style:style>
    <style:style style:name="T49" style:family="text">
      <style:text-properties fo:font-size="19.00pt" fo:font-weight="bold" fo:font-family="'Open Sans'" style:font-family-asian="'Open Sans'" style:font-family-complex="'Open Sans'" fo:background-color="#ffffff" fo:color="#2d2828"/>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9.00pt" fo:font-weight="bold" fo:font-family="'Open Sans'" style:font-family-asian="'Open Sans'" style:font-family-complex="'Open Sans'" fo:background-color="#ffffff" fo:color="#2d2828"/>
    </style:style>
    <style:style style:name="T52" style:family="text">
      <style:text-properties fo:font-size="12.00pt" fo:font-weight="normal" fo:font-family="Montserrat" style:font-family-asian="Montserrat" style:font-family-complex="Montserrat" fo:background-color="#ffffff" style:use-window-font-color="true"/>
    </style:style>
    <style:style style:name="T53" style:family="text">
      <style:text-properties fo:font-size="12.00pt" fo:font-weight="normal" fo:font-family="'Open Sans'" style:font-family-asian="'Open Sans'" style:font-family-complex="'Open Sans'" fo:background-color="#ffffff"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Open Sans'" style:font-family-asian="'Open Sans'" style:font-family-complex="'Open Sans'" fo:background-color="#ffffff" style:use-window-font-color="true"/>
    </style:style>
    <style:style style:name="T56" style:family="text">
      <style:text-properties fo:font-size="18.00pt" fo:font-weight="normal" fo:font-family="'Arial Black'" style:font-family-asian="'Arial Black'" style:font-family-complex="'Arial Black'" fo:background-color="transparent" style:use-window-font-color="true"/>
    </style:style>
    <style:style style:name="T57" style:family="text">
      <style:text-properties fo:font-size="12.00pt" fo:font-weight="normal" fo:font-family="'Open Sans'" style:font-family-asian="'Open Sans'" style:font-family-complex="'Open Sans'"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8.00pt" fo:font-weight="bold" fo:font-family="'Arial Black'" style:font-family-asian="'Arial Black'" style:font-family-complex="'Arial Black'" fo:background-color="transparent" style:use-window-font-color="true"/>
    </style:style>
    <style:style style:name="T60" style:family="text">
      <style:text-properties fo:font-size="12.00pt" fo:font-weight="normal" fo:font-family="Arial" style:font-family-asian="Arial" style:font-family-complex="Arial"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8.00pt" fo:font-weight="bold" fo:font-family="'Arial Black'" style:font-family-asian="'Arial Black'" style:font-family-complex="'Arial Black'" fo:background-color="transparent" style:use-window-font-color="true"/>
    </style:style>
    <style:style style:name="T63" style:family="text">
      <style:text-properties fo:font-size="16.00pt" fo:font-weight="bold" fo:font-family="'Arial Black'" style:font-family-asian="'Arial Black'" style:font-family-complex="'Arial Black'"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Arial" style:font-family-asian="Arial" style:font-family-complex="Arial"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Arial" style:font-family-asian="Arial" style:font-family-complex="Arial"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fo:margin-bottom="7.50pt"/>
    </style:style>
    <text:list-style style:name="L3">
      <text:list-level-style-bullet text:level="1" text:bullet-char="•">
        <style:list-level-properties text:space-before="126.00pt" text:min-label-width="18.00pt"/>
        <style:text-properties fo:font-family="Symbol"/>
      </text:list-level-style-bullet>
    </text:list-style>
    <style:style style:name="P3" style:family="paragraph">
      <style:paragraph-properties fo:line-height="100.00%" fo:text-align="left" fo:margin-bottom="7.50pt"/>
    </style:style>
    <style:style style:name="P4" style:family="paragraph">
      <style:paragraph-properties fo:line-height="100.00%" fo:text-align="left" fo:margin-bottom="7.50pt"/>
    </style:style>
    <style:style style:name="P5" style:family="paragraph">
      <style:paragraph-properties fo:line-height="100.00%" fo:text-align="left" fo:margin-top="15.00pt" fo:margin-bottom="7.50pt"/>
    </style:style>
    <style:style style:name="P6" style:family="paragraph">
      <style:paragraph-properties fo:line-height="100.00%" fo:text-align="left" fo:margin-bottom="8.00pt"/>
    </style:style>
    <style:style style:name="P7" style:family="paragraph">
      <style:paragraph-properties fo:line-height="100.00%" fo:text-align="left"/>
    </style:style>
    <style:style style:name="P8" style:family="paragraph">
      <style:paragraph-properties fo:line-height="100.00%" fo:text-align="justify"/>
    </style:style>
    <style:style style:name="P9" style:family="paragraph">
      <style:paragraph-properties fo:line-height="150.00%" fo:text-align="justify"/>
    </style:style>
    <style:style style:name="P10" style:family="paragraph">
      <style:paragraph-properties fo:line-height="100.00%" fo:text-align="justify"/>
    </style:style>
    <style:style style:name="P11" style:family="paragraph">
      <style:paragraph-properties fo:line-height="150.00%" fo:text-align="justify"/>
    </style:style>
    <style:style style:name="P12" style:family="paragraph">
      <style:paragraph-properties fo:line-height="100.00%" fo:text-align="justify" fo:margin-bottom="7.50pt"/>
    </style:style>
    <style:style style:name="P13" style:family="paragraph">
      <style:paragraph-properties fo:line-height="100.00%" fo:text-align="left"/>
    </style:style>
  </office:automatic-styles>
  <office:body>
    <office:text>
      <text:p text:style-name="P1"><text:span text:style-name="T1">THANTHAI PERIYAR GOVERNMENT ARTS AND<text:s text:c="21"/>SCIENCE COLLEGE</text:span></text:p>
      <text:p text:style-name="P1"><text:span text:style-name="T1">TRICHY-23</text:span></text:p>
      <text:p text:style-name="P1"><text:span text:style-name="T2"><text:s text:c="2"/>DEPARTMENT OF MATHEMATICS</text:span><text:span text:style-name="T3"><text:s/></text:span></text:p>
      <text:p text:style-name="P2"><text:span text:style-name="T4"/></text:p>
      <text:p text:style-name="P2"><text:span text:style-name="T5">TEAM NO: 13</text:span></text:p>
      <text:p text:style-name="P2"><text:span text:style-name="T5">NM ID: NM2023TMID02742</text:span></text:p>
      <text:p text:style-name="P2"><text:span text:style-name="T5">PROJECT TITLE: India's Agricultrural crop Producation Analysis (1997-2021).</text:span></text:p>
      <text:p text:style-name="P2"><text:span text:style-name="T5">LEADER NAME: BOOBALAN. L</text:span></text:p>
      <text:p text:style-name="P2"><text:span text:style-name="T5">MEMBER NAMES: </text:span></text:p>
      <text:list text:style-name="L3">
        <text:list-item>
          <text:p text:style-name="P3"><text:span text:style-name="T5">MANIVEL. P</text:span></text:p>
        </text:list-item>
        <text:list-item>
          <text:p text:style-name="P3"><text:span text:style-name="T5">MANIKANDAN. S</text:span></text:p>
        </text:list-item>
        <text:list-item>
          <text:p text:style-name="P3"><text:span text:style-name="T5">LEONAL FRANSO. M.V </text:span></text:p>
        </text:list-item>
      </text:list>
      <text:p text:style-name="P4"><text:span text:style-name="T6"/></text:p>
      <text:p text:style-name="P5"><text:span text:style-name="T7">1. Introduction</text:span></text:p>
      <text:p text:style-name="P5"><text:span text:style-name="T8">1.1 Overview:</text:span></text:p>
      <text:p text:style-name="P5"><text:span text:style-name="T9"><text:s text:c="23"/>Uber is a multinational transportation network company that operates a ride-hailing platform. It was founded in 2009 by Garrett Camp and Travis Kalanick and is based in San Francisco, California. Uber provides a convenient way for individuals to request rides from drivers who use their own personal vehicles.</text:span></text:p>
      <text:p text:style-name="P5"><text:span text:style-name="T10">1.2 Purpose:</text:span></text:p>
      <text:p text:style-name="P5"><text:span text:style-name="T10"><text:s text:c="18"/></text:span><text:span text:style-name="T11"><text:s/>Uber Driver Analysis refers to the Analyzing the number of trips taken by Uber drivers can provide insights into their overall activity and the demand for rides in specific areas. Daily, Weekly, or Monthly Analysis: Uber's data can be analyzed on a daily, weekly, monthly basis to understand the trends and patterns of trip volumes. This analysis can help identify peak hours or days of high demand and optimize driver availability during those times. Trips can be analyzed based on geographic regions or specific cities to identify areas with higher demand. </text:span></text:p>
      <text:p text:style-name="P6"><text:span text:style-name="T12"/></text:p>
      <text:p text:style-name="P6"><text:span text:style-name="T12"/></text:p>
      <text:p text:style-name="P6"><text:span text:style-name="T13">2. Problem Definition &amp; Design Thinking </text:span></text:p>
      <text:p text:style-name="P6"><text:span text:style-name="T14">2.1</text:span><text:span text:style-name="T15"><text:s/></text:span><text:span text:style-name="T16">EMPATHY MAP</text:span></text:p>
      <text:p text:style-name="P7"><draw:frame text:anchor-type="as-char" svg:width="146.58mm" svg:height="82.29mm" style:rel-width="scale" style:rel-height="scale"><draw:object-ole xlink:href="OleObj1"/><draw:image xlink:href="ObjectReplacements/OleObj1"/></draw:frame><text:span text:style-name="T17"/></text:p>
      <text:p text:style-name="P7"><text:span text:style-name="T17"/></text:p>
      <text:p text:style-name="P8"><text:span text:style-name="T17"/></text:p>
      <text:p text:style-name="P8"><text:span text:style-name="T18">2.2 BRAINSTORMING MAP</text:span></text:p>
      <text:p text:style-name="P9"><text:span text:style-name="T19"/></text:p>
      <text:p text:style-name="P10"><draw:frame text:anchor-type="as-char" svg:width="146.58mm" svg:height="82.29mm" style:rel-width="scale" style:rel-height="scale"><draw:object-ole xlink:href="OleObj2"/><draw:image xlink:href="ObjectReplacements/OleObj2"/></draw:frame><text:span text:style-name="T19"/></text:p>
      <text:p text:style-name="P11"><text:span text:style-name="T19"/></text:p>
      <text:p text:style-name="P12"><text:span text:style-name="T19"/></text:p>
      <text:p text:style-name="P12"><text:span text:style-name="T19"/></text:p>
      <text:p text:style-name="P12"><text:span text:style-name="T20">3. Result </text:span></text:p>
      <text:p text:style-name="P12"><draw:frame text:anchor-type="as-char" svg:width="146.58mm" svg:height="82.29mm" style:rel-width="scale" style:rel-height="scale"><draw:object-ole xlink:href="OleObj3"/><draw:image xlink:href="ObjectReplacements/OleObj3"/></draw:frame><text:span text:style-name="T21"/></text:p>
      <text:p text:style-name="P12"><draw:frame text:anchor-type="as-char" svg:width="146.58mm" svg:height="82.29mm" style:rel-width="scale" style:rel-height="scale"><draw:object-ole xlink:href="OleObj4"/><draw:image xlink:href="ObjectReplacements/OleObj4"/></draw:frame><text:span text:style-name="T21"/></text:p>
      <text:p text:style-name="P12"><draw:frame text:anchor-type="as-char" svg:width="146.58mm" svg:height="82.29mm" style:rel-width="scale" style:rel-height="scale"><draw:object-ole xlink:href="OleObj5"/><draw:image xlink:href="ObjectReplacements/OleObj5"/></draw:frame><text:span text:style-name="T21"/></text:p>
      <text:p text:style-name="P12"><draw:frame text:anchor-type="as-char" svg:width="146.58mm" svg:height="82.29mm" style:rel-width="scale" style:rel-height="scale"><draw:object-ole xlink:href="OleObj6"/><draw:image xlink:href="ObjectReplacements/OleObj6"/></draw:frame><text:span text:style-name="T21"/></text:p>
      <text:p text:style-name="P12"><draw:frame text:anchor-type="as-char" svg:width="146.58mm" svg:height="82.29mm" style:rel-width="scale" style:rel-height="scale"><draw:object-ole xlink:href="OleObj7"/><draw:image xlink:href="ObjectReplacements/OleObj7"/></draw:frame><text:span text:style-name="T21"/></text:p>
      <text:p text:style-name="P12"><draw:frame text:anchor-type="as-char" svg:width="146.58mm" svg:height="82.29mm" style:rel-width="scale" style:rel-height="scale"><draw:object-ole xlink:href="OleObj8"/><draw:image xlink:href="ObjectReplacements/OleObj8"/></draw:frame><text:span text:style-name="T21"/></text:p>
      <text:p text:style-name="P12"><draw:frame text:anchor-type="as-char" svg:width="146.58mm" svg:height="82.29mm" style:rel-width="scale" style:rel-height="scale"><draw:object-ole xlink:href="OleObj9"/><draw:image xlink:href="ObjectReplacements/OleObj9"/></draw:frame><text:span text:style-name="T21"/></text:p>
      <text:p text:style-name="P12"><draw:frame text:anchor-type="as-char" svg:width="146.58mm" svg:height="82.29mm" style:rel-width="scale" style:rel-height="scale"><draw:object-ole xlink:href="OleObj10"/><draw:image xlink:href="ObjectReplacements/OleObj10"/></draw:frame><text:span text:style-name="T21"/></text:p>
      <text:p text:style-name="P12"><draw:frame text:anchor-type="as-char" svg:width="146.58mm" svg:height="82.29mm" style:rel-width="scale" style:rel-height="scale"><draw:object-ole xlink:href="OleObj11"/><draw:image xlink:href="ObjectReplacements/OleObj11"/></draw:frame><text:span text:style-name="T21"/></text:p>
      <text:p text:style-name="P12"><draw:frame text:anchor-type="as-char" svg:width="146.58mm" svg:height="82.29mm" style:rel-width="scale" style:rel-height="scale"><draw:object-ole xlink:href="OleObj12"/><draw:image xlink:href="ObjectReplacements/OleObj12"/></draw:frame><text:span text:style-name="T21"/></text:p>
      <text:p text:style-name="P12"><draw:frame text:anchor-type="as-char" svg:width="146.58mm" svg:height="82.29mm" style:rel-width="scale" style:rel-height="scale"><draw:object-ole xlink:href="OleObj13"/><draw:image xlink:href="ObjectReplacements/OleObj13"/></draw:frame><text:span text:style-name="T21"/></text:p>
      <text:p text:style-name="P12"><text:span text:style-name="T21"/></text:p>
      <text:p text:style-name="P12"><text:span text:style-name="T22">Advandage and Disadvandage:</text:span></text:p>
      <text:p text:style-name="P12"><text:span text:style-name="T23"/></text:p>
      <text:p text:style-name="P12"><text:span text:style-name="T24">Advandage:</text:span></text:p>
      <text:p text:style-name="P12"><text:span text:style-name="T24"><text:tab/>*<text:s/></text:span><text:span text:style-name="T25">A visualy intuitive platform for presenting complex market insights.</text:span></text:p>
      <text:p text:style-name="P12"><text:span text:style-name="T26"/></text:p>
      <text:p text:style-name="P12"><text:span text:style-name="T27"><text:tab/>* It allows users to quickly grasp the trends, patterns, and relationship within the data.</text:span></text:p>
      <text:p text:style-name="P12"><text:span text:style-name="T28"/></text:p>
      <text:p text:style-name="P12"><text:span text:style-name="T29"><text:s text:c="7"/>* Interactive dashboards, allwing users to explore data. Drill down into details down into details, and gain a deeper understanding of market insights.</text:span></text:p>
      <text:p text:style-name="P12"><text:span text:style-name="T30"/></text:p>
      <text:p text:style-name="P12"><text:span text:style-name="T31"><text:tab/>* Cannect to real-time sources, enabling businesses to moniter and respond to market changes in near real-time.</text:span></text:p>
      <text:p text:style-name="P12"><text:span text:style-name="T32"/></text:p>
      <text:p text:style-name="P12"><text:span text:style-name="T33">Disadvandages:</text:span></text:p>
      <text:p text:style-name="P12"><text:span text:style-name="T33"><text:tab/>*<text:s/></text:span><text:span text:style-name="T34">Use it features effectively may require training and expericnce.</text:span></text:p>
      <text:p text:style-name="P12"><text:span text:style-name="T35"/></text:p>
      <text:p text:style-name="P12"><text:span text:style-name="T36"><text:tab/>* Expensive, particulary for enterprise-level deployments, which may not be feasible for smailler business or inddividuals.</text:span></text:p>
      <text:p text:style-name="P12"><text:span text:style-name="T37"/></text:p>
      <text:p text:style-name="P12"><text:span text:style-name="T38"><text:tab/>* Sharing sensitive market insights thrugh tableau requires careful data security meatures to prevent unauthoriesed.</text:span></text:p>
      <text:p text:style-name="P12"><text:span text:style-name="T39"/></text:p>
      <text:p text:style-name="P12"><text:span text:style-name="T40">Application:</text:span></text:p>
      <text:p text:style-name="P12"><text:span text:style-name="T40"><text:tab/>*<text:s/></text:span><text:span text:style-name="T41">Explain the use of Tableau in the project.</text:span></text:p>
      <text:p text:style-name="P12"><text:span text:style-name="T42"/></text:p>
      <text:p text:style-name="P12"><text:span text:style-name="T43"><text:tab/>* Visulizations created, such as charts, graphs, and dashbords.</text:span></text:p>
      <text:p text:style-name="P12"><text:span text:style-name="T44"/></text:p>
      <text:p text:style-name="P12"><text:span text:style-name="T45"><text:tab/>* Interactivity and user interface design.</text:span></text:p>
      <text:p text:style-name="P12"><text:span text:style-name="T46"/></text:p>
      <text:p text:style-name="P12"><text:span text:style-name="T47">Conclusion:</text:span></text:p>
      <text:p text:style-name="P12"><text:span text:style-name="T47"><text:tab/>*<text:s/></text:span><text:span text:style-name="T48">Summarize the overall findings and the signficant of your analysis.</text:span><text:span text:style-name="T49"><text:s/></text:span></text:p>
      <text:p text:style-name="P12"><text:span text:style-name="T50"/></text:p>
      <text:p text:style-name="P12"><text:span text:style-name="T50"/></text:p>
      <text:p text:style-name="P12"><text:span text:style-name="T50"/></text:p>
      <text:p text:style-name="P12"><text:span text:style-name="T50"/></text:p>
      <text:p text:style-name="P12"><text:span text:style-name="T50"/></text:p>
      <text:p text:style-name="P12"><text:span text:style-name="T50"/></text:p>
      <text:p text:style-name="P12"><text:span text:style-name="T50"/></text:p>
      <text:p text:style-name="P12"><text:span text:style-name="T50"/></text:p>
      <text:p text:style-name="P12"><text:span text:style-name="T50"/></text:p>
      <text:p text:style-name="P12"><text:span text:style-name="T50"/></text:p>
      <text:p text:style-name="P12"><text:span text:style-name="T50"/></text:p>
      <text:p text:style-name="P12"><text:span text:style-name="T50"/></text:p>
      <text:p text:style-name="P12"><text:span text:style-name="T50"/></text:p>
      <text:p text:style-name="P12"><text:span text:style-name="T50"/></text:p>
      <text:p text:style-name="P12"><text:span text:style-name="T50"/></text:p>
      <text:p text:style-name="P12"><text:span text:style-name="T50"/></text:p>
      <text:p text:style-name="P12"><text:span text:style-name="T50"/></text:p>
      <text:p text:style-name="P12"><text:span text:style-name="T50"/></text:p>
      <text:p text:style-name="P12"><text:span text:style-name="T50"/></text:p>
      <text:p text:style-name="P12"><text:span text:style-name="T50"/></text:p>
      <text:p text:style-name="P12"><text:span text:style-name="T50"/></text:p>
      <text:p text:style-name="P12"><text:span text:style-name="T50"/></text:p>
      <text:p text:style-name="P12"><text:span text:style-name="T50"/></text:p>
      <text:p text:style-name="P12"><text:span text:style-name="T50"/></text:p>
      <text:p text:style-name="P12"><text:span text:style-name="T51">4. Advantages and Disadvantages</text:span></text:p>
      <text:p text:style-name="P12"><text:span text:style-name="T52"><text:s text:c="18"/>The average fare has dropped overall, but the number of users has increased.<text:s text:c="2"/>Lower fares mean less attraction pay for the drives, who operate as contractors.<text:s text:c="2"/>Thus, increasing the number of drivers or decresing turnover at the same pace of the business growth has become a bigger challenge. </text:span></text:p>
      <text:p text:style-name="P13"><text:span text:style-name="T53"><text:s text:c="9"/>Data collection is the process of gathering and measuring information on variables of interest, in an established systematic fashion that enables one to answer stated research questions, test hypotheses, and evaluate outcomes and generate insights from the data.</text:span></text:p>
      <text:p text:style-name="P13"><text:span text:style-name="T54"/></text:p>
      <text:p text:style-name="P13"><text:span text:style-name="T55"><text:s text:c="9"/>Data collection is the process of gathering and measuring information on variables of interest, in an established systematic fashion that enables one to answer stated research questions, test hypotheses, and evaluate outcomes and generate insights from the data.</text:span></text:p>
      <text:p text:style-name="P13"><text:span text:style-name="T56">5. Application<text:s text:c="7"/></text:span></text:p>
      <text:p text:style-name="P13"><text:span text:style-name="T56"><text:s text:c="6"/></text:span><text:span text:style-name="T57">Monday seems to have slightly better flow than the other weekdays, and Particularly better than Saturday.<text:s text:c="2"/>As expected Sunday has the lightest traffic. More<text:s text:c="2"/>drives can be used on Monday than on any other days.</text:span></text:p>
      <text:p text:style-name="P13"><text:span text:style-name="T58"/></text:p>
      <text:p text:style-name="P13"><text:span text:style-name="T58"/></text:p>
      <text:p text:style-name="P13"><text:span text:style-name="T59">6. Conclusion</text:span></text:p>
      <text:p text:style-name="P13"><text:span text:style-name="T60"><text:s text:c="11"/>All the interesting insights that can be derived from a detailed analysis of the dataset are discussed.</text:span></text:p>
      <text:p text:style-name="P13"><text:span text:style-name="T61"/></text:p>
      <text:p text:style-name="P13"><text:span text:style-name="T62">7. Future Scope</text:span><text:span text:style-name="T63"><text:s/></text:span></text:p>
      <text:p text:style-name="P13"><text:span text:style-name="T64"/></text:p>
      <text:p text:style-name="P13"><text:span text:style-name="T65"><text:s text:c="16"/>If "Uber Expeditionary Analysis" is a term or concept that has emerged after my last update, I recommend checking the latest news, publications, or resources related to it to understand its scope and potential applications in illumination insights. </text:span></text:p>
      <text:p text:style-name="P13"><text:span text:style-name="T65"><text:s text:c="16"/>Illumination insights typically refer to the study and application of lighting in various contexts, such as urban planning, architecture, and transportation. The future scope in this field would depend on technological advancements, sustainability trends, and the evolving needs of society.<text:s text:c="2"/></text:span></text:p>
      <text:p text:style-name="P13"><text:span text:style-name="T65"><text:s text:c="15"/>The most up-to-date information, I suggest consulting recent sources and experts in the field of lighting design and analysis.</text:span></text:p>
      <text:p text:style-name="P13"><text:span text:style-name="T66"/></text:p>
      <text:p text:style-name="P13"><text:span text:style-name="T66"/></text:p>
      <text:p text:style-name="P13"><text:span text:style-name="T66"/></text:p>
      <text:p text:style-name="P13"><text:span text:style-name="T66"/></text:p>
      <text:p text:style-name="P13"><text:span text:style-name="T66"/></text:p>
      <text:p text:style-name="P13"><text:span text:style-name="T66"/></text:p>
      <text:p text:style-name="P13"><text:span text:style-name="T66"/></text:p>
      <text:p text:style-name="P13"><text:span text:style-name="T66"/></text:p>
      <text:p text:style-name="P13"><text:span text:style-name="T66"/></text:p>
      <text:p text:style-name="P13"><text:span text:style-name="T66"/></text:p>
      <text:p text:style-name="P13"><text:span text:style-name="T66"/></text:p>
      <text:p text:style-name="P13"><text:span text:style-name="T67"><text:tab/></text:span></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text:p text:style-name="P13"><text:span text:style-name="T6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